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right="0.3388in"/>
      <style:text-properties style:font-name="Arial" style:font-name-complex="Arial" fo:font-weight="bold" style:font-weight-asian="bold" fo:font-size="12pt" style:font-size-asian="12pt" style:font-size-complex="12pt"/>
    </style:style>
    <style:style style:name="P2" style:parent-style-name="Normal" style:list-style-name="LFO1" style:family="paragraph">
      <style:paragraph-properties fo:text-align="justify" fo:margin-bottom="0in" fo:line-height="100%" fo:margin-right="0.3388in"/>
      <style:text-properties style:font-name="Arial" style:font-name-complex="Arial" fo:font-size="12pt" style:font-size-asian="12pt" style:font-size-complex="12pt"/>
    </style:style>
    <style:style style:name="P3" style:parent-style-name="Normal" style:list-style-name="LFO1" style:family="paragraph">
      <style:paragraph-properties fo:text-align="justify" fo:margin-bottom="0in" fo:line-height="100%" fo:margin-right="0.3388in"/>
      <style:text-properties style:font-name="Arial" style:font-name-complex="Arial" fo:font-size="12pt" style:font-size-asian="12pt" style:font-size-complex="12pt"/>
    </style:style>
    <style:style style:name="P4" style:parent-style-name="Normal" style:list-style-name="LFO2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style:language-asian="es" style:country-asian="CO"/>
    </style:style>
    <style:style style:name="P5" style:parent-style-name="Normal" style:list-style-name="LFO2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style:language-asian="es" style:country-asian="CO"/>
    </style:style>
    <style:style style:name="P6" style:parent-style-name="Normal" style:list-style-name="LFO2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style:language-asian="es" style:country-asian="CO"/>
    </style:style>
    <style:style style:name="P7" style:parent-style-name="Normal" style:list-style-name="LFO2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style:language-asian="es" style:country-asian="CO"/>
    </style:style>
    <style:style style:name="P8" style:parent-style-name="Normal" style:list-style-name="LFO1" style:family="paragraph">
      <style:paragraph-properties fo:text-align="justify" fo:margin-bottom="0in" fo:line-height="100%" fo:margin-right="0.3388in"/>
      <style:text-properties style:font-name="Arial" style:font-name-complex="Arial" fo:font-size="12pt" style:font-size-asian="12pt" style:font-size-complex="12pt"/>
    </style:style>
    <style:style style:name="P9" style:parent-style-name="Normal" style:list-style-name="LFO3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0" style:parent-style-name="Normal" style:list-style-name="LFO3" style:family="paragraph">
      <style:paragraph-properties fo:text-align="justify" fo:margin-bottom="0in" fo:line-height="100%" fo:margin-right="0.3388in"/>
    </style:style>
    <style:style style:name="T11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12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P13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1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9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23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26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29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32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35" style:parent-style-name="Fuentedepárrafopredeter." style:family="text">
      <style:text-properties style:font-name="Arial" style:font-name-complex="Arial" fo:font-size="12pt" style:font-size-asian="12pt" style:font-size-complex="12pt" fo:background-color="#00FF00" style:language-asian="es" style:country-asian="CO"/>
    </style:style>
    <style:style style:name="T36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37" style:parent-style-name="Fuentedepárrafopredeter." style:family="text">
      <style:text-properties style:font-name="Arial" style:font-name-complex="Arial" fo:font-size="12pt" style:font-size-asian="12pt" style:font-size-complex="12pt" fo:background-color="#00FF00" style:language-asian="es" style:country-asian="CO"/>
    </style:style>
    <style:style style:name="T38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39" style:parent-style-name="Normal" style:family="paragraph">
      <style:paragraph-properties style:text-autospace="none" fo:margin-bottom="0in" fo:line-height="100%"/>
    </style:style>
    <style:style style:name="T40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41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42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43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44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4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 style:language-asian="es" style:country-asian="CO"/>
    </style:style>
    <style:style style:name="T48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 fo:background-color="#00FF00" style:language-asian="es" style:country-asian="CO"/>
    </style:style>
    <style:style style:name="T49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 style:language-asian="es" style:country-asian="CO"/>
    </style:style>
    <style:style style:name="P5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53" style:parent-style-name="Fuentedepárrafopredeter." style:family="text">
      <style:text-properties style:font-name="Arial" style:font-name-complex="Arial" fo:font-size="12pt" style:font-size-asian="12pt" style:font-size-complex="12pt" fo:background-color="#00FF00" style:language-asian="es" style:country-asian="CO"/>
    </style:style>
    <style:style style:name="T54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55" style:parent-style-name="Normal" style:family="paragraph">
      <style:paragraph-properties style:text-autospace="none" fo:margin-bottom="0in" fo:line-height="100%"/>
    </style:style>
    <style:style style:name="T56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57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58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61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62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63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64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6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6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6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6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69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7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7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7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75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76" style:parent-style-name="Normal" style:family="paragraph">
      <style:paragraph-properties style:text-autospace="none" fo:margin-bottom="0in" fo:line-height="100%"/>
    </style:style>
    <style:style style:name="T77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78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79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8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8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8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85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86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8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88" style:parent-style-name="Normal" style:family="paragraph">
      <style:paragraph-properties style:text-autospace="none" fo:margin-bottom="0in" fo:line-height="100%"/>
    </style:style>
    <style:style style:name="T89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90" style:parent-style-name="Fuentedepárrafopredeter." style:family="text">
      <style:text-properties style:font-name="Arial" style:font-name-complex="Arial" fo:font-size="12pt" style:font-size-asian="12pt" style:font-size-complex="12pt" fo:background-color="#00FFFF" style:language-asian="es" style:country-asian="CO"/>
    </style:style>
    <style:style style:name="T91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94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95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96" style:parent-style-name="Fuentedepárrafopredeter." style:family="text">
      <style:text-properties style:font-name="Arial" style:font-name-complex="Arial" fo:font-size="12pt" style:font-size-asian="12pt" style:font-size-complex="12pt" fo:background-color="#FFFF00" style:language-asian="es" style:country-asian="CO"/>
    </style:style>
    <style:style style:name="T97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98" style:parent-style-name="Normal" style:family="paragraph">
      <style:paragraph-properties style:text-autospace="none" fo:margin-bottom="0in" fo:line-height="100%"/>
    </style:style>
    <style:style style:name="T99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T100" style:parent-style-name="Fuentedepárrafopredeter." style:family="text">
      <style:text-properties style:font-name="Arial" style:font-name-complex="Arial" fo:font-size="12pt" style:font-size-asian="12pt" style:font-size-complex="12pt" fo:background-color="#00FF00" style:language-asian="es" style:country-asian="CO"/>
    </style:style>
    <style:style style:name="T101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10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0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0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107" style:parent-style-name="Fuentedepárrafopredeter." style:family="text">
      <style:text-properties style:font-name="Arial" style:font-name-complex="Arial" fo:font-size="12pt" style:font-size-asian="12pt" style:font-size-complex="12pt" style:language-asian="es" style:country-asian="CO"/>
    </style:style>
    <style:style style:name="P10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0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1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2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3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3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3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3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3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P136" style:parent-style-name="Párrafodelista" style:list-style-name="LFO4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P137" style:parent-style-name="Párrafodelista" style:list-style-name="LFO5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olumn139" style:family="table-column">
      <style:table-column-properties style:column-width="2.95in"/>
    </style:style>
    <style:style style:name="TableColumn140" style:family="table-column">
      <style:table-column-properties style:column-width="2.8548in"/>
    </style:style>
    <style:style style:name="TableColumn141" style:family="table-column">
      <style:table-column-properties style:column-width="3.2479in"/>
    </style:style>
    <style:style style:name="Table138" style:family="table">
      <style:table-properties style:width="9.0527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56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57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65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66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74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75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7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84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85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8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94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195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03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04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10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20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21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27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Párrafodelista" style:list-style-name="LFO6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230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olumn232" style:family="table-column">
      <style:table-column-properties style:column-width="1.7256in"/>
    </style:style>
    <style:style style:name="TableColumn233" style:family="table-column">
      <style:table-column-properties style:column-width="1.7256in"/>
    </style:style>
    <style:style style:name="TableColumn234" style:family="table-column">
      <style:table-column-properties style:column-width="1.7263in"/>
    </style:style>
    <style:style style:name="TableColumn235" style:family="table-column">
      <style:table-column-properties style:column-width="1.7263in"/>
    </style:style>
    <style:style style:name="TableColumn236" style:family="table-column">
      <style:table-column-properties style:column-width="1.7263in"/>
    </style:style>
    <style:style style:name="Table231" style:family="table">
      <style:table-properties style:width="8.6305in" fo:margin-left="0in" table:align="lef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46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P44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P448" style:parent-style-name="Párrafodelista" style:list-style-name="LFO5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olumn450" style:family="table-column">
      <style:table-column-properties style:column-width="2.8763in"/>
    </style:style>
    <style:style style:name="TableColumn451" style:family="table-column">
      <style:table-column-properties style:column-width="2.877in"/>
    </style:style>
    <style:style style:name="TableColumn452" style:family="table-column">
      <style:table-column-properties style:column-width="2.877in"/>
    </style:style>
    <style:style style:name="Table449" style:family="table">
      <style:table-properties style:width="8.6305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67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68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76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77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85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86" style:parent-style-name="Párrafodelista" style:list-style-name="LFO7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487" style:parent-style-name="Normal" style:family="paragraph">
      <style:paragraph-properties>
        <style:tab-stops>
          <style:tab-stop style:type="left" style:position="0.7076in"/>
        </style:tab-stops>
      </style:paragraph-properties>
      <style:text-properties style:font-name="Times New Roman" fo:font-size="12pt" style:font-size-asian="12pt" style:font-size-complex="12pt" style:language-asian="es" style:country-asian="CO"/>
    </style:style>
    <style:style style:name="TableColumn489" style:family="table-column">
      <style:table-column-properties style:column-width="1.7256in"/>
    </style:style>
    <style:style style:name="TableColumn490" style:family="table-column">
      <style:table-column-properties style:column-width="1.7256in"/>
    </style:style>
    <style:style style:name="TableColumn491" style:family="table-column">
      <style:table-column-properties style:column-width="1.7263in"/>
    </style:style>
    <style:style style:name="TableColumn492" style:family="table-column">
      <style:table-column-properties style:column-width="1.7263in"/>
    </style:style>
    <style:style style:name="TableColumn493" style:family="table-column">
      <style:table-column-properties style:column-width="1.7263in"/>
    </style:style>
    <style:style style:name="Table488" style:family="table">
      <style:table-properties style:width="8.6305in" fo:margin-left="0in" table:align="left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CO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 style:language-asian="es" style:country-asian="CO"/>
    </style:style>
    <style:style style:name="P571" style:parent-style-name="Párrafodelista" style:list-style-name="LFO4" style:family="paragraph">
      <style:paragraph-properties>
        <style:tab-stops>
          <style:tab-stop style:type="left" style:position="0.2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57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57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57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olumn576" style:family="table-column">
      <style:table-column-properties style:column-width="0.2333in"/>
    </style:style>
    <style:style style:name="TableColumn577" style:family="table-column">
      <style:table-column-properties style:column-width="1.9in"/>
    </style:style>
    <style:style style:name="TableColumn578" style:family="table-column">
      <style:table-column-properties style:column-width="0.4in"/>
    </style:style>
    <style:style style:name="TableColumn579" style:family="table-column">
      <style:table-column-properties style:column-width="0.4833in"/>
    </style:style>
    <style:style style:name="TableColumn580" style:family="table-column">
      <style:table-column-properties style:column-width="0.4631in"/>
    </style:style>
    <style:style style:name="TableColumn581" style:family="table-column">
      <style:table-column-properties style:column-width="1.0763in"/>
    </style:style>
    <style:style style:name="TableColumn582" style:family="table-column">
      <style:table-column-properties style:column-width="1.0763in"/>
    </style:style>
    <style:style style:name="TableColumn583" style:family="table-column">
      <style:table-column-properties style:column-width="1.0763in"/>
    </style:style>
    <style:style style:name="TableColumn584" style:family="table-column">
      <style:table-column-properties style:column-width="1.0111in"/>
    </style:style>
    <style:style style:name="TableColumn585" style:family="table-column">
      <style:table-column-properties style:column-width="0.8381in"/>
    </style:style>
    <style:style style:name="TableColumn586" style:family="table-column">
      <style:table-column-properties style:column-width="0.6159in"/>
    </style:style>
    <style:style style:name="TableColumn587" style:family="table-column">
      <style:table-column-properties style:column-width="0.6597in"/>
    </style:style>
    <style:style style:name="TableColumn588" style:family="table-column">
      <style:table-column-properties style:column-width="0.65in"/>
    </style:style>
    <style:style style:name="Table575" style:family="table">
      <style:table-properties style:width="10.484in" fo:margin-left="-0.759in" table:align="lef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9pt" style:font-size-asian="9pt" style:font-size-complex="9pt" style:language-asian="es" style:country-asian="CO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style:language-asian="es" style:country-asian="CO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724" style:parent-style-name="Normal" style:family="paragraph">
      <style:paragraph-properties>
        <style:tab-stops>
          <style:tab-stop style:type="left" style:position="0.7597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style:language-asian="es" style:country-asian="CO"/>
    </style:style>
    <style:style style:name="P725" style:parent-style-name="Normal" style:family="paragraph">
      <style:paragraph-properties fo:margin-left="0.25in">
        <style:tab-stops>
          <style:tab-stop style:type="left" style:position="0.5097in"/>
        </style:tab-stops>
      </style:paragraph-properties>
      <style:text-properties style:font-name="Times New Roman" fo:font-size="12pt" style:font-size-asian="12pt" style:font-size-complex="12pt" style:language-asian="es" style:country-asian="CO"/>
    </style:style>
    <style:style style:name="P726" style:parent-style-name="Normal" style:family="paragraph">
      <style:text-properties style:font-name="Times New Roman" fo:font-size="12pt" style:font-size-asian="12pt" style:font-size-complex="12pt" style:language-asian="es" style:country-asian="CO"/>
    </style:style>
    <style:style style:name="P727" style:parent-style-name="Normal" style:family="paragraph">
      <style:text-properties style:font-name="Times New Roman" fo:font-size="12pt" style:font-size-asian="12pt" style:font-size-complex="12pt" style:language-asian="es" style:country-asian="CO"/>
    </style:style>
    <style:style style:name="P728" style:parent-style-name="Normal" style:family="paragraph">
      <style:text-properties style:font-name="Times New Roman" fo:font-size="12pt" style:font-size-asian="12pt" style:font-size-complex="12pt" style:language-asian="es" style:country-asian="CO"/>
    </style:style>
    <style:style style:name="P729" style:parent-style-name="Normal" style:family="paragraph">
      <style:text-properties style:font-name="Times New Roman" fo:font-size="12pt" style:font-size-asian="12pt" style:font-size-complex="12pt" style:language-asian="es" style:country-asian="CO"/>
    </style:style>
    <style:style style:name="P730" style:parent-style-name="Normal" style:family="paragraph">
      <style:paragraph-properties fo:break-before="page"/>
    </style:style>
  </office:automatic-styles>
  <office:body>
    <office:text text:use-soft-page-breaks="true">
      <text:p text:style-name="P1">PARA EL SIGUIENTE CASO DE USO REALICE EL DISEÑO DE CASOS DE PRUEBAS:</text:p>
      <text:list text:style-name="LFO1" text:continue-numbering="true">
        <text:list-item>
          <text:p text:style-name="P2">Pruebas unitarias de caja negra: Clases de equivalencias y valores limites</text:p>
        </text:list-item>
        <text:list-item>
          <text:p text:style-name="P3">Pruebas unitarias de caja blanca: Camino básico</text:p>
        </text:list-item>
      </text:list>
      <text:list text:style-name="LFO2" text:continue-numbering="true">
        <text:list-item>
          <text:p text:style-name="P4">Obtener el grafo de flujo del programa señalando los trozos de código que corresponden con cada nodo.</text:p>
        </text:list-item>
        <text:list-item>
          <text:p text:style-name="P5">Calcular la complejidad ciclomática mediante las tres fórmulas, señalando las regiones sobre el grafo.</text:p>
        </text:list-item>
        <text:list-item>
          <text:p text:style-name="P6">Definir conjuntos de caminos (indicando la secuencia de nodos que atraviesa cada camino) necesarios para probar todas las sentencias, ramas y caminos.</text:p>
        </text:list-item>
        <text:list-item>
          <text:p text:style-name="P7">Realizar los casos de pruebas</text:p>
        </text:list-item>
      </text:list>
      <text:list text:style-name="LFO1" text:continue-numbering="true">
        <text:list-item>
          <text:p text:style-name="P8">Pruebas de integración: Basadas en hilos</text:p>
        </text:list-item>
      </text:list>
      <text:list text:style-name="LFO3" text:continue-numbering="true">
        <text:list-item>
          <text:p text:style-name="P9">Diagrama de secuencia</text:p>
        </text:list-item>
        <text:list-item>
          <text:p text:style-name="P10"><text:span text:style-name="T11">Casos de pruebas</text:span></text:p>
        </text:list-item>
      </text:list>
      <text:p text:style-name="P12"/>
      <text:p text:style-name="P13">Use Case UC1: Crear edición de subasta</text:p>
      <text:p text:style-name="P14"><text:span text:style-name="T15">Stakeholders</text:span><text:span text:style-name="T16">:</text:span></text:p>
      <text:p text:style-name="P17">- Administrador: Desea que la lectura de datos sea correcta.</text:p>
      <text:p text:style-name="P18">- Proveedor: Desea que el anuncio refleje fielmente la información proporcionada</text:p>
      <text:p text:style-name="P19">por él.</text:p>
      <text:p text:style-name="P20">- Participante: Desea que la descripción del artículo se ajuste a la realidad, así como la fotografía. Que los datos mostrados en el anuncio sean correctos.</text:p>
      <text:p text:style-name="P21"><text:span text:style-name="T22">Actor:<text:s/></text:span><text:span text:style-name="T23">Administrador</text:span></text:p>
      <text:p text:style-name="P24"><text:span text:style-name="T25">Precondiciones</text:span><text:span text:style-name="T26">: El Administrador está identificado y autenticado en el sistema.</text:span></text:p>
      <text:p text:style-name="P27"><text:span text:style-name="T28">Postcondiciones</text:span><text:span text:style-name="T29">: Se creó una nueva edición de subasta con un conjunto de anuncios de subasta.</text:span></text:p>
      <text:p text:style-name="P30"><text:span text:style-name="T31">Escenario Principal (o Flujo Básico)</text:span><text:span text:style-name="T32">:</text:span></text:p>
      <text:p text:style-name="P33"><text:span text:style-name="T34">1. El<text:s/></text:span><text:span text:style-name="T35">Administrador</text:span><text:span text:style-name="T36"><text:s/>quiere crear una<text:s/></text:span><text:span text:style-name="T37">edición</text:span><text:span text:style-name="T38"><text:s/>de subasta.</text:span></text:p>
      <text:p text:style-name="P39"><text:span text:style-name="T40">2. El Administrador introduce la<text:s/></text:span><text:span text:style-name="T41">fecha de inicio</text:span><text:span text:style-name="T42"><text:s/>y<text:s/></text:span><text:span text:style-name="T43">cierre de la edición</text:span><text:span text:style-name="T44">.</text:span></text:p>
      <text:p text:style-name="P45">3. El Sistema registra la nueva edición, le asigna un número de edición y solicita la introducción de nuevos anuncios de subasta en la misma.</text:p>
      <text:p text:style-name="P46"><text:span text:style-name="T47">Para cada<text:s/></text:span><text:span text:style-name="T48">subasta</text:span><text:span text:style-name="T49"><text:s/>que el Administrador desea crear se realizan los pasos 4-12:</text:span></text:p>
      <text:p text:style-name="P50">4. El Administrador crea una nueva subasta ordinaria.</text:p>
      <text:p text:style-name="P51"><text:span text:style-name="T52">5. El Sistema solicita al Administrador el<text:s/></text:span><text:span text:style-name="T53">artículo</text:span><text:span text:style-name="T54"><text:s/>a subastar y presenta una lista de artículos disponibles.</text:span></text:p>
      <text:p text:style-name="P55"><text:span text:style-name="T56">6. El Administrador<text:s/></text:span><text:span text:style-name="T57">elige el artículo a subastar y el número de artículos</text:span><text:span text:style-name="T58">.</text:span></text:p>
      <text:p text:style-name="P59"><text:span text:style-name="T60">7. El Administrador introduce (en cualquier orden) el valor de la<text:s/></text:span><text:span text:style-name="T61">puja mínima</text:span><text:span text:style-name="T62">,<text:s/></text:span><text:span text:style-name="T63">la cuota de participación, los gastos de envío y el plazo de entrega</text:span><text:span text:style-name="T64">.</text:span></text:p>
      <text:p text:style-name="P65">8. El Sistema valida los datos.</text:p>
      <text:p text:style-name="P66">9. El Sistema presenta al Administrador los datos introducidos con el IVA calculado</text:p>
      <text:p text:style-name="P67">al valor de puja mínima, a la cuota de participación y a los gastos de envío.</text:p>
      <text:p text:style-name="P68">10. El Administrador guarda los cambios.</text:p>
      <text:p text:style-name="P69">11. El Sistema registra la nueva subasta y asigna un número a la subasta.</text:p>
      <text:p text:style-name="P70">12. El Sistema establece el estado de los artículos subastados a “En subasta”.</text:p>
      <text:p text:style-name="P71">13. El Administrador guarda los cambios.</text:p>
      <text:p text:style-name="P72"/>
      <text:p text:style-name="P73"><text:span text:style-name="T74">Extensiones (o Flujos Alternativos)</text:span><text:span text:style-name="T75">:</text:span></text:p>
      <text:p text:style-name="P76"><text:span text:style-name="T77">2-12a. El Administrador<text:s/></text:span><text:span text:style-name="T78">cancela la creación</text:span><text:span text:style-name="T79"><text:s/>de la edición.</text:span></text:p>
      <text:p text:style-name="P80">1. El Sistema cancela la edición junto con todas las subastas introducidas y no guarda los cambios.</text:p>
      <text:p text:style-name="P81">6a. El Sistema detecta que el artículo elegido no está disponible en la cantidad solicitada.</text:p>
      <text:p text:style-name="P82">1. El Sistema informa al Administrador de que la cantidad solicitada de artículos a subastar no está disponible y le permite elegir un artículo distinto o un número menor de artículos.</text:p>
      <text:p text:style-name="P83"><text:span text:style-name="T84">6-12a. El Administrador<text:s/></text:span><text:span text:style-name="T85">cancela la creación de subasta</text:span><text:span text:style-name="T86">.</text:span></text:p>
      <text:p text:style-name="P87">1. El Sistema cancela la subasta y no guarda los cambios.</text:p>
      <text:p text:style-name="P88"><text:span text:style-name="T89">7a. El Administrador desea<text:s/></text:span><text:span text:style-name="T90">elegir una forma de pago</text:span><text:span text:style-name="T91">.</text:span></text:p>
      <text:p text:style-name="P92"><text:span text:style-name="T93">1. El Administrador<text:s/></text:span><text:span text:style-name="T94">selecciona una forma</text:span><text:span text:style-name="T95"><text:s/></text:span><text:span text:style-name="T96">de pago</text:span><text:span text:style-name="T97"><text:s/>dentro de las posibles formas de pago.</text:span></text:p>
      <text:p text:style-name="P98"><text:span text:style-name="T99">2. El Sistema determina el valor del anticipo a partir de la forma de<text:s/></text:span><text:span text:style-name="T100">pago</text:span><text:span text:style-name="T101"><text:s/>y pregunta al Administrador si desea modificar el valor del anticipo.</text:span></text:p>
      <text:p text:style-name="P102">3. El Administrador no modifica el valor del anticipo.</text:p>
      <text:p text:style-name="P103">3a. El Administrador desea modificar el valor del anticipo.</text:p>
      <text:p text:style-name="P104">1. El Administrador introduce un valor de anticipo.</text:p>
      <text:p text:style-name="P105"><text:span text:style-name="T106">Requisitos Especiales</text:span><text:span text:style-name="T107">:</text:span></text:p>
      <text:p text:style-name="P108">- Un artículo no está disponible si está siendo subastado (su estado es “En subasta”)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SOLUCION</text:p>
      <text:list text:style-name="LFO4" text:continue-numbering="true">
        <text:list-item>
          <text:p text:style-name="P136">PUNTO</text:p>
        </text:list-item>
      </text:list>
      <text:list text:style-name="LFO5" text:continue-numbering="true">
        <text:list-item>
          <text:p text:style-name="P137">Partición de equivalencias<text:s/></text:p>
        </text:list-item>
      </text:list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Condición</text:p>
          </table:table-cell>
          <table:table-cell table:style-name="TableCell145">
            <text:p text:style-name="P146">Clases validas</text:p>
          </table:table-cell>
          <table:table-cell table:style-name="TableCell147">
            <text:p text:style-name="P148">Clases invalidas</text:p>
          </table:table-cell>
        </table:table-row>
        <table:table-row table:style-name="TableRow149">
          <table:table-cell table:style-name="TableCell150">
            <text:p text:style-name="P151">Puja: valor<text:s/>entero positivo mayor a 0.<text:s/></text:p>
          </table:table-cell>
          <table:table-cell table:style-name="TableCell152">
            <text:list text:style-name="LFO6" text:continue-numbering="true">
              <text:list-item>
                <text:p text:style-name="P153">puja &gt;0</text:p>
              </text:list-item>
            </text:list>
          </table:table-cell>
          <table:table-cell table:style-name="TableCell154">
            <text:list text:style-name="LFO6" text:continue-numbering="true">
              <text:list-item>
                <text:p text:style-name="P155">Puja<text:s/>&lt; 0.</text:p>
              </text:list-item>
              <text:list-item>
                <text:p text:style-name="P156">Sea letras.</text:p>
              </text:list-item>
              <text:list-item>
                <text:p text:style-name="P157">Sea null.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Cuota: valor numerico mayor a 10000.</text:p>
          </table:table-cell>
          <table:table-cell table:style-name="TableCell161">
            <text:list text:style-name="LFO6" text:continue-numbering="true">
              <text:list-item>
                <text:p text:style-name="P162">cuota &gt;1000</text:p>
              </text:list-item>
            </text:list>
          </table:table-cell>
          <table:table-cell table:style-name="TableCell163">
            <text:list text:style-name="LFO6" text:continue-numbering="true">
              <text:list-item>
                <text:p text:style-name="P164">Cuota &lt;10000.</text:p>
              </text:list-item>
              <text:list-item>
                <text:p text:style-name="P165">Sea letras.</text:p>
              </text:list-item>
              <text:list-item>
                <text:p text:style-name="P166">Sea null.</text:p>
              </text:list-item>
            </text:list>
          </table:table-cell>
        </table:table-row>
        <table:table-row table:style-name="TableRow167">
          <table:table-cell table:style-name="TableCell168">
            <text:p text:style-name="P169">Envio:<text:s/>valor entero positivo mayor a 0.<text:s/></text:p>
          </table:table-cell>
          <table:table-cell table:style-name="TableCell170">
            <text:list text:style-name="LFO6" text:continue-numbering="true">
              <text:list-item>
                <text:p text:style-name="P171">Envio<text:s/>&gt; 0</text:p>
              </text:list-item>
            </text:list>
          </table:table-cell>
          <table:table-cell table:style-name="TableCell172">
            <text:list text:style-name="LFO6" text:continue-numbering="true">
              <text:list-item>
                <text:p text:style-name="P173">Envio &lt;0.<text:s/></text:p>
              </text:list-item>
              <text:list-item>
                <text:p text:style-name="P174">Sean letras.</text:p>
              </text:list-item>
              <text:list-item>
                <text:p text:style-name="P175">Sea null.</text:p>
              </text:list-item>
            </text:list>
          </table:table-cell>
        </table:table-row>
        <table:table-row table:style-name="TableRow176">
          <table:table-cell table:style-name="TableCell177">
            <text:p text:style-name="P178">Plazo: fecha futura, cadena de caracteres alfanumérico con el formato de fecha<text:s/>"dd/mm/yyyy".<text:s/></text:p>
            <text:p text:style-name="P179"/>
          </table:table-cell>
          <table:table-cell table:style-name="TableCell180">
            <text:list text:style-name="LFO6" text:continue-numbering="true">
              <text:list-item>
                <text:p text:style-name="P181">Fecha futura en formato dd/mm/yyyy,</text:p>
              </text:list-item>
            </text:list>
          </table:table-cell>
          <table:table-cell table:style-name="TableCell182">
            <text:list text:style-name="LFO6" text:continue-numbering="true">
              <text:list-item>
                <text:p text:style-name="P183">Sea vacío.</text:p>
              </text:list-item>
              <text:list-item>
                <text:p text:style-name="P184">Fecha actual</text:p>
              </text:list-item>
              <text:list-item>
                <text:p text:style-name="P185">No tenga el formato de fecha.</text:p>
              </text:list-item>
            </text:list>
          </table:table-cell>
        </table:table-row>
        <table:table-row table:style-name="TableRow186">
          <table:table-cell table:style-name="TableCell187">
            <text:p text:style-name="P188">FechaInicio: fecha actual, cadena de caracteres alfanumérico con el formato de fecha "dd/mm/yyyy".</text:p>
            <text:p text:style-name="P189"/>
          </table:table-cell>
          <table:table-cell table:style-name="TableCell190">
            <text:list text:style-name="LFO6" text:continue-numbering="true">
              <text:list-item>
                <text:p text:style-name="P191">Fecha actual en formato dd/mm/yyyy,</text:p>
              </text:list-item>
            </text:list>
          </table:table-cell>
          <table:table-cell table:style-name="TableCell192">
            <text:list text:style-name="LFO6" text:continue-numbering="true">
              <text:list-item>
                <text:p text:style-name="P193">Sea vacío.</text:p>
              </text:list-item>
              <text:list-item>
                <text:p text:style-name="P194">Fecha pasada</text:p>
              </text:list-item>
              <text:list-item>
                <text:p text:style-name="P195">No tenga el formato de fecha.</text:p>
              </text:list-item>
            </text:list>
          </table:table-cell>
        </table:table-row>
        <table:table-row table:style-name="TableRow196">
          <table:table-cell table:style-name="TableCell197">
            <text:p text:style-name="P198">FechaCierre: fecha futura, cadena de caracteres alfanumérico con el formato de fecha "dd/mm/yyyy".<text:s/></text:p>
          </table:table-cell>
          <table:table-cell table:style-name="TableCell199">
            <text:list text:style-name="LFO6" text:continue-numbering="true">
              <text:list-item>
                <text:p text:style-name="P200">Fecha futura en formato dd/mm/yyyy,</text:p>
              </text:list-item>
            </text:list>
          </table:table-cell>
          <table:table-cell table:style-name="TableCell201">
            <text:list text:style-name="LFO6" text:continue-numbering="true">
              <text:list-item>
                <text:p text:style-name="P202">Sea vacío.</text:p>
              </text:list-item>
              <text:list-item>
                <text:p text:style-name="P203">Fecha actual.<text:s/></text:p>
              </text:list-item>
              <text:list-item>
                <text:p text:style-name="P204">No tenga el formato de fecha.</text:p>
              </text:list-item>
            </text:list>
          </table:table-cell>
        </table:table-row>
        <table:table-row table:style-name="TableRow205">
          <table:table-cell table:style-name="TableCell206">
            <text:p text:style-name="P207">formaPago: seleccionar entre las siguientes</text:p>
          </table:table-cell>
          <table:table-cell table:style-name="TableCell208">
            <text:list text:style-name="LFO6" text:continue-numbering="true">
              <text:list-item>
                <text:p text:style-name="P209">Crédito</text:p>
              </text:list-item>
              <text:list-item>
                <text:p text:style-name="P210">efectivo</text:p>
              </text:list-item>
            </text:list>
          </table:table-cell>
          <table:table-cell table:style-name="TableCell211">
            <text:list text:style-name="LFO6" text:continue-numbering="true">
              <text:list-item>
                <text:p text:style-name="P212">Ninguna opción “”.<text:s/></text:p>
              </text:list-item>
            </text:list>
          </table:table-cell>
        </table:table-row>
        <table:table-row table:style-name="TableRow213">
          <table:table-cell table:style-name="TableCell214">
            <text:p text:style-name="P215">Cantidad: numero entero positivo mayor a 0.</text:p>
          </table:table-cell>
          <table:table-cell table:style-name="TableCell216">
            <text:list text:style-name="LFO6" text:continue-numbering="true">
              <text:list-item>
                <text:p text:style-name="P217">Cantidad&gt;0</text:p>
              </text:list-item>
            </text:list>
          </table:table-cell>
          <table:table-cell table:style-name="TableCell218">
            <text:list text:style-name="LFO6" text:continue-numbering="true">
              <text:list-item>
                <text:p text:style-name="P219">Cantidad&lt;0</text:p>
              </text:list-item>
              <text:list-item>
                <text:p text:style-name="P220">No sea numero</text:p>
              </text:list-item>
              <text:list-item>
                <text:p text:style-name="P221">Sea null</text:p>
              </text:list-item>
            </text:list>
          </table:table-cell>
        </table:table-row>
        <table:table-row table:style-name="TableRow222">
          <table:table-cell table:style-name="TableCell223">
            <text:p text:style-name="P224">Objeto: seleccione una de los siguientes objetos de subasta</text:p>
          </table:table-cell>
          <table:table-cell table:style-name="TableCell225">
            <text:list text:style-name="LFO6" text:continue-numbering="true">
              <text:list-item>
                <text:p text:style-name="P226">“Closet antiguo”</text:p>
              </text:list-item>
              <text:list-item>
                <text:p text:style-name="P227">“Huevo de oro”</text:p>
              </text:list-item>
            </text:list>
          </table:table-cell>
          <table:table-cell table:style-name="TableCell228">
            <text:list text:style-name="LFO6" text:continue-numbering="true">
              <text:list-item>
                <text:p text:style-name="P229">Ninguno</text:p>
              </text:list-item>
            </text:list>
          </table:table-cell>
        </table:table-row>
      </table:table>
      <text:p text:style-name="P230"/>
      <table:table table:style-name="Table231">
        <table:table-columns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#</text:p>
          </table:table-cell>
          <table:table-cell table:style-name="TableCell240">
            <text:p text:style-name="P241">Dato</text:p>
          </table:table-cell>
          <table:table-cell table:style-name="TableCell242">
            <text:p text:style-name="P243">valor</text:p>
          </table:table-cell>
          <table:table-cell table:style-name="TableCell244">
            <text:p text:style-name="P245">Escenario<text:s/></text:p>
          </table:table-cell>
          <table:table-cell table:style-name="TableCell246">
            <text:p text:style-name="P247">Resultado</text:p>
          </table:table-cell>
        </table:table-row>
        <table:table-row table:style-name="TableRow248">
          <table:table-cell table:style-name="TableCell249">
            <text:p text:style-name="P250">1</text:p>
          </table:table-cell>
          <table:table-cell table:style-name="TableCell251">
            <text:p text:style-name="P252">Puja<text:s/></text:p>
          </table:table-cell>
          <table:table-cell table:style-name="TableCell253">
            <text:p text:style-name="P254">1000</text:p>
          </table:table-cell>
          <table:table-cell table:style-name="TableCell255">
            <text:p text:style-name="P256">Correcto<text:s/>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</text:p>
          </table:table-cell>
          <table:table-cell table:style-name="TableCell262">
            <text:p text:style-name="P263">Puja<text:s/></text:p>
          </table:table-cell>
          <table:table-cell table:style-name="TableCell264">
            <text:p text:style-name="P265">-100</text:p>
          </table:table-cell>
          <table:table-cell table:style-name="TableCell266">
            <text:p text:style-name="P267">Incorrecto<text:s/>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5</text:p>
          </table:table-cell>
          <table:table-cell table:style-name="TableCell273">
            <text:p text:style-name="P274">Cuota</text:p>
          </table:table-cell>
          <table:table-cell table:style-name="TableCell275">
            <text:p text:style-name="P276">2000</text:p>
          </table:table-cell>
          <table:table-cell table:style-name="TableCell277">
            <text:p text:style-name="P278">correcto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7</text:p>
          </table:table-cell>
          <table:table-cell table:style-name="TableCell284">
            <text:p text:style-name="P285">Cuota</text:p>
          </table:table-cell>
          <table:table-cell table:style-name="TableCell286">
            <text:p text:style-name="P287">“cuota”</text:p>
          </table:table-cell>
          <table:table-cell table:style-name="TableCell288">
            <text:p text:style-name="P289">Incorrecto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9</text:p>
          </table:table-cell>
          <table:table-cell table:style-name="TableCell295">
            <text:p text:style-name="P296">Envio</text:p>
          </table:table-cell>
          <table:table-cell table:style-name="TableCell297">
            <text:p text:style-name="P298">1000</text:p>
          </table:table-cell>
          <table:table-cell table:style-name="TableCell299">
            <text:p text:style-name="P300">Correcto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10</text:p>
          </table:table-cell>
          <table:table-cell table:style-name="TableCell306">
            <text:p text:style-name="P307">Envio</text:p>
          </table:table-cell>
          <table:table-cell table:style-name="TableCell308">
            <text:p text:style-name="P309">“Envio”</text:p>
          </table:table-cell>
          <table:table-cell table:style-name="TableCell310">
            <text:p text:style-name="P311">Incorrecto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13</text:p>
          </table:table-cell>
          <table:table-cell table:style-name="TableCell317">
            <text:p text:style-name="P318">Plazo</text:p>
          </table:table-cell>
          <table:table-cell table:style-name="TableCell319">
            <text:p text:style-name="P320">“30/10/2023”</text:p>
          </table:table-cell>
          <table:table-cell table:style-name="TableCell321">
            <text:p text:style-name="P322">correcto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15</text:p>
          </table:table-cell>
          <table:table-cell table:style-name="TableCell328">
            <text:p text:style-name="P329">Plazo</text:p>
          </table:table-cell>
          <table:table-cell table:style-name="TableCell330">
            <text:p text:style-name="P331">“14/09/2023”</text:p>
          </table:table-cell>
          <table:table-cell table:style-name="TableCell332">
            <text:p text:style-name="P333">Incorrecto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17</text:p>
          </table:table-cell>
          <table:table-cell table:style-name="TableCell339">
            <text:p text:style-name="P340">FechaIncio</text:p>
          </table:table-cell>
          <table:table-cell table:style-name="TableCell341">
            <text:p text:style-name="P342">“14/09/2023”</text:p>
          </table:table-cell>
          <table:table-cell table:style-name="TableCell343">
            <text:p text:style-name="P344">Correcto</text:p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19</text:p>
          </table:table-cell>
          <table:table-cell table:style-name="TableCell350">
            <text:p text:style-name="P351">FechaIncio</text:p>
          </table:table-cell>
          <table:table-cell table:style-name="TableCell352">
            <text:p text:style-name="P353">“10/09/2023”</text:p>
          </table:table-cell>
          <table:table-cell table:style-name="TableCell354">
            <text:p text:style-name="P355">Incorrecto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21</text:p>
          </table:table-cell>
          <table:table-cell table:style-name="TableCell361">
            <text:p text:style-name="P362">FechaFin</text:p>
          </table:table-cell>
          <table:table-cell table:style-name="TableCell363">
            <text:p text:style-name="P364">“30/09/2023”</text:p>
          </table:table-cell>
          <table:table-cell table:style-name="TableCell365">
            <text:p text:style-name="P366">Correcto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22</text:p>
          </table:table-cell>
          <table:table-cell table:style-name="TableCell372">
            <text:p text:style-name="P373">FechaFin</text:p>
          </table:table-cell>
          <table:table-cell table:style-name="TableCell374">
            <text:p text:style-name="P375">“”</text:p>
          </table:table-cell>
          <table:table-cell table:style-name="TableCell376">
            <text:p text:style-name="P377">Incorrecto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25</text:p>
          </table:table-cell>
          <table:table-cell table:style-name="TableCell383">
            <text:p text:style-name="P384">FormaPago</text:p>
          </table:table-cell>
          <table:table-cell table:style-name="TableCell385">
            <text:p text:style-name="P386">“Credito”</text:p>
          </table:table-cell>
          <table:table-cell table:style-name="TableCell387">
            <text:p text:style-name="P388">Correcto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27</text:p>
          </table:table-cell>
          <table:table-cell table:style-name="TableCell394">
            <text:p text:style-name="P395">FormaPago</text:p>
          </table:table-cell>
          <table:table-cell table:style-name="TableCell396">
            <text:p text:style-name="P397">“”</text:p>
          </table:table-cell>
          <table:table-cell table:style-name="TableCell398">
            <text:p text:style-name="P399">Incorrecto<text:s/>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28</text:p>
          </table:table-cell>
          <table:table-cell table:style-name="TableCell405">
            <text:p text:style-name="P406">Cantidad</text:p>
          </table:table-cell>
          <table:table-cell table:style-name="TableCell407">
            <text:p text:style-name="P408">10</text:p>
          </table:table-cell>
          <table:table-cell table:style-name="TableCell409">
            <text:p text:style-name="P410">Correcto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29</text:p>
          </table:table-cell>
          <table:table-cell table:style-name="TableCell416">
            <text:p text:style-name="P417">Cantidad</text:p>
          </table:table-cell>
          <table:table-cell table:style-name="TableCell418">
            <text:p text:style-name="P419">-1</text:p>
          </table:table-cell>
          <table:table-cell table:style-name="TableCell420">
            <text:p text:style-name="P421">incorrecto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32.</text:p>
          </table:table-cell>
          <table:table-cell table:style-name="TableCell427">
            <text:p text:style-name="P428">Objeto</text:p>
          </table:table-cell>
          <table:table-cell table:style-name="TableCell429">
            <text:p text:style-name="P430">“Closet viejo”</text:p>
          </table:table-cell>
          <table:table-cell table:style-name="TableCell431">
            <text:p text:style-name="P432">Correcto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34</text:p>
          </table:table-cell>
          <table:table-cell table:style-name="TableCell438">
            <text:p text:style-name="P439">Objeto</text:p>
          </table:table-cell>
          <table:table-cell table:style-name="TableCell440">
            <text:p text:style-name="P441">“”</text:p>
          </table:table-cell>
          <table:table-cell table:style-name="TableCell442">
            <text:p text:style-name="P443">Incorrecto</text:p>
          </table:table-cell>
          <table:table-cell table:style-name="TableCell444">
            <text:p text:style-name="P445"/>
          </table:table-cell>
        </table:table-row>
      </table:table>
      <text:p text:style-name="P446"/>
      <text:p text:style-name="P447"/>
      <text:list text:style-name="LFO5" text:continue-numbering="true">
        <text:list-item>
          <text:p text:style-name="P448">Clases de equivalen</text:p>
        </text:list-item>
      </text:list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Dato<text:s/></text:p>
          </table:table-cell>
          <table:table-cell table:style-name="TableCell456">
            <text:p text:style-name="P457">condición</text:p>
          </table:table-cell>
          <table:table-cell table:style-name="TableCell458">
            <text:p text:style-name="P459">Valores limites<text:s/></text:p>
          </table:table-cell>
        </table:table-row>
        <table:table-row table:style-name="TableRow460">
          <table:table-cell table:style-name="TableCell461">
            <text:p text:style-name="P462">Puja<text:s/></text:p>
          </table:table-cell>
          <table:table-cell table:style-name="TableCell463">
            <text:p text:style-name="P464">Puja &gt; 0</text:p>
          </table:table-cell>
          <table:table-cell table:style-name="TableCell465">
            <text:list text:style-name="LFO7" text:continue-numbering="true">
              <text:list-item>
                <text:p text:style-name="P466">Puja= 0</text:p>
              </text:list-item>
              <text:list-item>
                <text:p text:style-name="P467">Puja=1</text:p>
              </text:list-item>
              <text:list-item>
                <text:p text:style-name="P468">Puja=-1</text:p>
              </text:list-item>
            </text:list>
          </table:table-cell>
        </table:table-row>
        <table:table-row table:style-name="TableRow469">
          <table:table-cell table:style-name="TableCell470">
            <text:p text:style-name="P471">Cuota</text:p>
          </table:table-cell>
          <table:table-cell table:style-name="TableCell472">
            <text:p text:style-name="P473">Cuota &gt;1000</text:p>
          </table:table-cell>
          <table:table-cell table:style-name="TableCell474">
            <text:list text:style-name="LFO7" text:continue-numbering="true">
              <text:list-item>
                <text:p text:style-name="P475">Cuota=1000</text:p>
              </text:list-item>
              <text:list-item>
                <text:p text:style-name="P476">cuota=1001</text:p>
              </text:list-item>
              <text:list-item>
                <text:p text:style-name="P477">cuota=900</text:p>
              </text:list-item>
            </text:list>
          </table:table-cell>
        </table:table-row>
        <table:table-row table:style-name="TableRow478">
          <table:table-cell table:style-name="TableCell479">
            <text:p text:style-name="P480">Envio</text:p>
          </table:table-cell>
          <table:table-cell table:style-name="TableCell481">
            <text:p text:style-name="P482">Envio &gt;0</text:p>
          </table:table-cell>
          <table:table-cell table:style-name="TableCell483">
            <text:list text:style-name="LFO7" text:continue-numbering="true">
              <text:list-item>
                <text:p text:style-name="P484">Envio=0</text:p>
              </text:list-item>
              <text:list-item>
                <text:p text:style-name="P485">Envio=1</text:p>
              </text:list-item>
              <text:list-item>
                <text:p text:style-name="P486">Envio =-1</text:p>
              </text:list-item>
            </text:list>
          </table:table-cell>
        </table:table-row>
      </table:table>
      <text:p text:style-name="P487"/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#</text:p>
          </table:table-cell>
          <table:table-cell table:style-name="TableCell497">
            <text:p text:style-name="P498">Dato</text:p>
          </table:table-cell>
          <table:table-cell table:style-name="TableCell499">
            <text:p text:style-name="P500">valor</text:p>
          </table:table-cell>
          <table:table-cell table:style-name="TableCell501">
            <text:p text:style-name="P502">Escenario<text:s/></text:p>
          </table:table-cell>
          <table:table-cell table:style-name="TableCell503">
            <text:p text:style-name="P504">Resultado</text:p>
          </table:table-cell>
        </table:table-row>
        <table:table-row table:style-name="TableRow505">
          <table:table-cell table:style-name="TableCell506">
            <text:p text:style-name="P507">1</text:p>
          </table:table-cell>
          <table:table-cell table:style-name="TableCell508">
            <text:p text:style-name="P509">Puja<text:s/></text:p>
          </table:table-cell>
          <table:table-cell table:style-name="TableCell510">
            <text:p text:style-name="P511">0</text:p>
          </table:table-cell>
          <table:table-cell table:style-name="TableCell512">
            <text:p text:style-name="P513"><text:s/>Incorrecto</text:p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2</text:p>
          </table:table-cell>
          <table:table-cell table:style-name="TableCell519">
            <text:p text:style-name="P520">Puja<text:s/></text:p>
          </table:table-cell>
          <table:table-cell table:style-name="TableCell521">
            <text:p text:style-name="P522">1</text:p>
          </table:table-cell>
          <table:table-cell table:style-name="TableCell523">
            <text:p text:style-name="P524">Correcto</text:p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>
            <text:p text:style-name="P529">4</text:p>
          </table:table-cell>
          <table:table-cell table:style-name="TableCell530">
            <text:p text:style-name="P531">Cuota</text:p>
          </table:table-cell>
          <table:table-cell table:style-name="TableCell532">
            <text:p text:style-name="P533">1000</text:p>
          </table:table-cell>
          <table:table-cell table:style-name="TableCell534">
            <text:p text:style-name="P535">Icnorrecton</text:p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6</text:p>
          </table:table-cell>
          <table:table-cell table:style-name="TableCell541">
            <text:p text:style-name="P542">Cuota</text:p>
          </table:table-cell>
          <table:table-cell table:style-name="TableCell543">
            <text:p text:style-name="P544">1001</text:p>
          </table:table-cell>
          <table:table-cell table:style-name="TableCell545">
            <text:p text:style-name="P546">correcto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7</text:p>
          </table:table-cell>
          <table:table-cell table:style-name="TableCell552">
            <text:p text:style-name="P553">Envio</text:p>
          </table:table-cell>
          <table:table-cell table:style-name="TableCell554">
            <text:p text:style-name="P555">0</text:p>
          </table:table-cell>
          <table:table-cell table:style-name="TableCell556">
            <text:p text:style-name="P557">Incorrecto</text:p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8</text:p>
          </table:table-cell>
          <table:table-cell table:style-name="TableCell563">
            <text:p text:style-name="P564">Envio</text:p>
          </table:table-cell>
          <table:table-cell table:style-name="TableCell565">
            <text:p text:style-name="P566">1</text:p>
          </table:table-cell>
          <table:table-cell table:style-name="TableCell567">
            <text:p text:style-name="P568">Correcto</text:p>
          </table:table-cell>
          <table:table-cell table:style-name="TableCell569">
            <text:p text:style-name="P570"/>
          </table:table-cell>
        </table:table-row>
      </table:table>
      <text:list text:style-name="LFO4" text:continue-numbering="true">
        <text:list-item>
          <text:p text:style-name="P571">PUNTO<text:s/></text:p>
        </text:list-item>
      </text:list>
      <text:p text:style-name="P572"/>
      <text:p text:style-name="P573"/>
      <text:p text:style-name="P574"/>
      <table:table table:style-name="Table575">
        <table:table-columns>
          <table:table-column table:style-name="TableColumn576"/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  <table:table-column table:style-name="TableColumn583"/>
          <table:table-column table:style-name="TableColumn584"/>
          <table:table-column table:style-name="TableColumn585"/>
          <table:table-column table:style-name="TableColumn586"/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#</text:p>
          </table:table-cell>
          <table:table-cell table:style-name="TableCell592">
            <text:p text:style-name="P593"/>
          </table:table-cell>
          <table:table-cell table:style-name="TableCell594">
            <text:p text:style-name="P595">Puja<text:s/></text:p>
          </table:table-cell>
          <table:table-cell table:style-name="TableCell596">
            <text:p text:style-name="P597">cuota</text:p>
          </table:table-cell>
          <table:table-cell table:style-name="TableCell598">
            <text:p text:style-name="P599">Envio<text:s/></text:p>
          </table:table-cell>
          <table:table-cell table:style-name="TableCell600">
            <text:p text:style-name="P601">Plazo<text:s/></text:p>
          </table:table-cell>
          <table:table-cell table:style-name="TableCell602">
            <text:p text:style-name="P603">Fechaciere<text:s/></text:p>
          </table:table-cell>
          <table:table-cell table:style-name="TableCell604">
            <text:p text:style-name="P605">FechaInicio</text:p>
          </table:table-cell>
          <table:table-cell table:style-name="TableCell606">
            <text:p text:style-name="P607">cancelarEdicion</text:p>
          </table:table-cell>
          <table:table-cell table:style-name="TableCell608">
            <text:p text:style-name="P609">Can_subasta</text:p>
          </table:table-cell>
          <table:table-cell table:style-name="TableCell610">
            <text:p text:style-name="P611">cantidad</text:p>
          </table:table-cell>
          <table:table-cell table:style-name="TableCell612">
            <text:p text:style-name="P613">Objeto</text:p>
          </table:table-cell>
          <table:table-cell table:style-name="TableCell614">
            <text:p text:style-name="P615">resultado</text:p>
          </table:table-cell>
        </table:table-row>
        <table:table-row table:style-name="TableRow616">
          <table:table-cell table:style-name="TableCell617">
            <text:p text:style-name="P618">1</text:p>
          </table:table-cell>
          <table:table-cell table:style-name="TableCell619">
            <text:p text:style-name="P620">1,2,3,4,11</text:p>
          </table:table-cell>
          <table:table-cell table:style-name="TableCell621">
            <text:p text:style-name="P622">10</text:p>
          </table:table-cell>
          <table:table-cell table:style-name="TableCell623">
            <text:p text:style-name="P624">9000</text:p>
          </table:table-cell>
          <table:table-cell table:style-name="TableCell625">
            <text:p text:style-name="P626">10</text:p>
          </table:table-cell>
          <table:table-cell table:style-name="TableCell627">
            <text:p text:style-name="P628">“20/09/2023”</text:p>
          </table:table-cell>
          <table:table-cell table:style-name="TableCell629">
            <text:p text:style-name="P630">“19/09/2023”</text:p>
          </table:table-cell>
          <table:table-cell table:style-name="TableCell631">
            <text:p text:style-name="P632">“14/09/2023”</text:p>
          </table:table-cell>
          <table:table-cell table:style-name="TableCell633">
            <text:p text:style-name="P634">“si”</text:p>
          </table:table-cell>
          <table:table-cell table:style-name="TableCell635">
            <text:p text:style-name="P636">-</text:p>
          </table:table-cell>
          <table:table-cell table:style-name="TableCell637">
            <text:p text:style-name="P638">-</text:p>
          </table:table-cell>
          <table:table-cell table:style-name="TableCell639">
            <text:p text:style-name="P640">“huevo oro”</text:p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2</text:p>
          </table:table-cell>
          <table:table-cell table:style-name="TableCell646">
            <text:p text:style-name="P647">1,2,3,5,6,7,8,11</text:p>
          </table:table-cell>
          <table:table-cell table:style-name="TableCell648">
            <text:p text:style-name="P649">10</text:p>
          </table:table-cell>
          <table:table-cell table:style-name="TableCell650">
            <text:p text:style-name="P651">9000</text:p>
          </table:table-cell>
          <table:table-cell table:style-name="TableCell652">
            <text:p text:style-name="P653">10</text:p>
          </table:table-cell>
          <table:table-cell table:style-name="TableCell654">
            <text:p text:style-name="P655">“20/09/2023”</text:p>
          </table:table-cell>
          <table:table-cell table:style-name="TableCell656">
            <text:p text:style-name="P657">“19/09/2023”</text:p>
          </table:table-cell>
          <table:table-cell table:style-name="TableCell658">
            <text:p text:style-name="P659">“14/09/2023”</text:p>
          </table:table-cell>
          <table:table-cell table:style-name="TableCell660">
            <text:p text:style-name="P661">“no”</text:p>
          </table:table-cell>
          <table:table-cell table:style-name="TableCell662">
            <text:p text:style-name="P663">“si”</text:p>
          </table:table-cell>
          <table:table-cell table:style-name="TableCell664">
            <text:p text:style-name="P665">-</text:p>
          </table:table-cell>
          <table:table-cell table:style-name="TableCell666">
            <text:p text:style-name="P667">“huevo oro”</text:p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3</text:p>
          </table:table-cell>
          <table:table-cell table:style-name="TableCell673">
            <text:p text:style-name="P674">1,2,3,5,6,7,9,10,11</text:p>
          </table:table-cell>
          <table:table-cell table:style-name="TableCell675">
            <text:p text:style-name="P676">10</text:p>
          </table:table-cell>
          <table:table-cell table:style-name="TableCell677">
            <text:p text:style-name="P678">9000</text:p>
          </table:table-cell>
          <table:table-cell table:style-name="TableCell679">
            <text:p text:style-name="P680">10</text:p>
          </table:table-cell>
          <table:table-cell table:style-name="TableCell681">
            <text:p text:style-name="P682">“20/09/2023”</text:p>
          </table:table-cell>
          <table:table-cell table:style-name="TableCell683">
            <text:p text:style-name="P684">“19/09/2023”</text:p>
          </table:table-cell>
          <table:table-cell table:style-name="TableCell685">
            <text:p text:style-name="P686">“14/09/2023”</text:p>
          </table:table-cell>
          <table:table-cell table:style-name="TableCell687">
            <text:p text:style-name="P688">“no”</text:p>
          </table:table-cell>
          <table:table-cell table:style-name="TableCell689">
            <text:p text:style-name="P690">“no”</text:p>
          </table:table-cell>
          <table:table-cell table:style-name="TableCell691">
            <text:p text:style-name="P692">1</text:p>
          </table:table-cell>
          <table:table-cell table:style-name="TableCell693">
            <text:p text:style-name="P694">“huevo oro”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4</text:p>
          </table:table-cell>
          <table:table-cell table:style-name="TableCell700">
            <text:p text:style-name="P701">1,2,3,5,6,7,9,5,6,7,8,10,11</text:p>
          </table:table-cell>
          <table:table-cell table:style-name="TableCell702">
            <text:p text:style-name="P703">10</text:p>
          </table:table-cell>
          <table:table-cell table:style-name="TableCell704">
            <text:p text:style-name="P705">9000</text:p>
          </table:table-cell>
          <table:table-cell table:style-name="TableCell706">
            <text:p text:style-name="P707">10</text:p>
          </table:table-cell>
          <table:table-cell table:style-name="TableCell708">
            <text:p text:style-name="P709">“20/09/2023”</text:p>
          </table:table-cell>
          <table:table-cell table:style-name="TableCell710">
            <text:p text:style-name="P711">“19/09/2023”</text:p>
          </table:table-cell>
          <table:table-cell table:style-name="TableCell712">
            <text:p text:style-name="P713">“14/09/2023”</text:p>
          </table:table-cell>
          <table:table-cell table:style-name="TableCell714">
            <text:p text:style-name="P715">“no”</text:p>
          </table:table-cell>
          <table:table-cell table:style-name="TableCell716">
            <text:p text:style-name="P717">“no”</text:p>
          </table:table-cell>
          <table:table-cell table:style-name="TableCell718">
            <text:p text:style-name="P719">2</text:p>
          </table:table-cell>
          <table:table-cell table:style-name="TableCell720">
            <text:p text:style-name="P721">“huevo oro”</text:p>
          </table:table-cell>
          <table:table-cell table:style-name="TableCell722">
            <text:p text:style-name="P723"/>
          </table:table-cell>
        </table:table-row>
      </table:table>
      <text:p text:style-name="P724"/>
      <text:p text:style-name="P725"/>
      <text:p text:style-name="P726"/>
      <text:p text:style-name="P727"/>
      <text:p text:style-name="P728"/>
      <text:p text:style-name="P729"/>
      <text:p text:style-name="P7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style:font-name-complex="Times New Roman" style:letter-kerning="false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in" fo:page-height="17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car ortiz</meta:initial-creator>
    <dc:creator>wilcar ortiz</dc:creator>
    <meta:creation-date>2023-09-14T15:08:00Z</meta:creation-date>
    <dc:date>2023-09-14T17:06:00Z</dc:date>
    <meta:template xlink:href="Normal" xlink:type="simple"/>
    <meta:editing-cycles>1</meta:editing-cycles>
    <meta:editing-duration>PT7080S</meta:editing-duration>
    <meta:document-statistic meta:page-count="4" meta:paragraph-count="12" meta:word-count="960" meta:character-count="6228" meta:row-count="44" meta:non-whitespace-character-count="5280"/>
  </office:meta>
</office:document-meta>
</file>